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Inline Sentence</text:h>
      <text:p text:style-name="Standard"><text:span text:style-name="_5b_DAISY_5d__20_Sentence">The disturbance which took place at Boston at the commencement of the revolutionary war, was at first considered only a riot; but it shortly began to assume a more formidable aspect.</text:span> <text:span text:style-name="_5b_DAISY_5d__20_Sentence">The insurgents were soon embodied throughout all the Colonies, and the insurrection became general.</text:span> <text:span text:style-name="_5b_DAISY_5d__20_Sentence">Between them and the loyal party no neutrality was allow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Sentence" style:display-name="[DAISY] Senten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8:22:03</meta:creation-date>
    <meta:document-statistic meta:table-count="0" meta:image-count="0" meta:object-count="0" meta:page-count="1" meta:paragraph-count="2" meta:word-count="58" meta:character-count="363"/>
    <dc:date>2009-06-24T18:25:42</dc:date>
    <dc:creator>Vincent Spiewak</dc:creator>
    <meta:editing-duration>PT00H00M38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